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 fo:background-color="#FFFF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7066666666667cm" style:use-optimal-column-width="true"/>
    </style:style>
    <style:style style:name="co3" style:family="table-column">
      <style:table-column-properties fo:break-before="auto" style:column-width="2.286cm" style:use-optimal-column-width="true"/>
    </style:style>
    <style:style style:name="co4" style:family="table-column">
      <style:table-column-properties fo:break-before="auto" style:column-width="2.159cm" style:use-optimal-column-width="true"/>
    </style:style>
    <style:style style:name="co5" style:family="table-column">
      <style:table-column-properties fo:break-before="auto" style:column-width="2.18016666666667cm" style:use-optimal-column-width="true"/>
    </style:style>
    <style:style style:name="co6" style:family="table-column">
      <style:table-column-properties fo:break-before="auto" style:column-width="1.714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4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wData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2</text:p>
          </table:table-cell>
          <table:table-cell office:value-type="string" table:style-name="ce1">
            <text:p>4</text:p>
          </table:table-cell>
          <table:table-cell office:value-type="string" table:style-name="ce1">
            <text:p>8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10.4716" table:style-name="ce1">
            <text:p>10.4716</text:p>
          </table:table-cell>
          <table:table-cell office:value-type="float" office:value="9.80837" table:style-name="ce1">
            <text:p>9.80837</text:p>
          </table:table-cell>
          <table:table-cell office:value-type="float" office:value="8.5008300000000006" table:style-name="ce1">
            <text:p>8.50083</text:p>
          </table:table-cell>
          <table:table-cell office:value-type="float" office:value="8.3841099999999997" table:style-name="ce1">
            <text:p>8.38411</text:p>
          </table:table-cell>
          <table:table-cell table:number-columns-repeated="16380" table:style-name="ce1"/>
        </table:table-row>
        <table:table-row table:style-name="ro1">
          <table:table-cell office:value-type="float" office:value="15.011699999999999" table:style-name="ce1">
            <text:p>15.0117</text:p>
          </table:table-cell>
          <table:table-cell office:value-type="float" office:value="9.6972400000000007" table:style-name="ce1">
            <text:p>9.69724</text:p>
          </table:table-cell>
          <table:table-cell office:value-type="float" office:value="8.3954299999999993" table:style-name="ce1">
            <text:p>8.39543</text:p>
          </table:table-cell>
          <table:table-cell office:value-type="float" office:value="8.3759099999999993" table:style-name="ce1">
            <text:p>8.37591</text:p>
          </table:table-cell>
          <table:table-cell table:number-columns-repeated="16380" table:style-name="ce1"/>
        </table:table-row>
        <table:table-row table:style-name="ro1">
          <table:table-cell office:value-type="float" office:value="15.0266" table:style-name="ce1">
            <text:p>15.0266</text:p>
          </table:table-cell>
          <table:table-cell office:value-type="float" office:value="9.6731999999999996" table:style-name="ce1">
            <text:p>9.6732</text:p>
          </table:table-cell>
          <table:table-cell office:value-type="float" office:value="8.3874600000000008" table:style-name="ce1">
            <text:p>8.38746</text:p>
          </table:table-cell>
          <table:table-cell office:value-type="float" office:value="8.3329000000000004" table:style-name="ce1">
            <text:p>8.3329</text:p>
          </table:table-cell>
          <table:table-cell table:number-columns-repeated="16380" table:style-name="ce1"/>
        </table:table-row>
        <table:table-row table:style-name="ro1">
          <table:table-cell office:value-type="float" office:value="15.004300000000001" table:style-name="ce1">
            <text:p>15.0043</text:p>
          </table:table-cell>
          <table:table-cell office:value-type="float" office:value="9.6235400000000002" table:style-name="ce1">
            <text:p>9.62354</text:p>
          </table:table-cell>
          <table:table-cell office:value-type="float" office:value="8.5442" table:style-name="ce1">
            <text:p>8.5442</text:p>
          </table:table-cell>
          <table:table-cell office:value-type="float" office:value="8.6902500000000007" table:style-name="ce1">
            <text:p>8.69025</text:p>
          </table:table-cell>
          <table:table-cell table:number-columns-repeated="16380" table:style-name="ce1"/>
        </table:table-row>
        <table:table-row table:style-name="ro1">
          <table:table-cell office:value-type="float" office:value="14.9453" table:style-name="ce1">
            <text:p>14.9453</text:p>
          </table:table-cell>
          <table:table-cell office:value-type="float" office:value="9.8487200000000001" table:style-name="ce1">
            <text:p>9.84872</text:p>
          </table:table-cell>
          <table:table-cell office:value-type="float" office:value="8.4156200000000005" table:style-name="ce1">
            <text:p>8.41562</text:p>
          </table:table-cell>
          <table:table-cell office:value-type="float" office:value="8.3379799999999999" table:style-name="ce1">
            <text:p>8.33798</text:p>
          </table:table-cell>
          <table:table-cell table:number-columns-repeated="16380" table:style-name="ce1"/>
        </table:table-row>
        <table:table-row table:style-name="ro1">
          <table:table-cell office:value-type="float" office:value="15.1287" table:style-name="ce1">
            <text:p>15.1287</text:p>
          </table:table-cell>
          <table:table-cell office:value-type="float" office:value="9.70566" table:style-name="ce1">
            <text:p>9.70566</text:p>
          </table:table-cell>
          <table:table-cell office:value-type="float" office:value="8.5184499999999996" table:style-name="ce1">
            <text:p>8.51845</text:p>
          </table:table-cell>
          <table:table-cell office:value-type="float" office:value="8.2767300000000006" table:style-name="ce1">
            <text:p>8.27673</text:p>
          </table:table-cell>
          <table:table-cell table:number-columns-repeated="16380" table:style-name="ce1"/>
        </table:table-row>
        <table:table-row table:style-name="ro1">
          <table:table-cell office:value-type="float" office:value="15.0792" table:style-name="ce1">
            <text:p>15.0792</text:p>
          </table:table-cell>
          <table:table-cell office:value-type="float" office:value="9.7430299999999992" table:style-name="ce1">
            <text:p>9.74303</text:p>
          </table:table-cell>
          <table:table-cell office:value-type="float" office:value="8.3481799999999993" table:style-name="ce1">
            <text:p>8.34818</text:p>
          </table:table-cell>
          <table:table-cell office:value-type="float" office:value="8.3909199999999995" table:style-name="ce1">
            <text:p>8.39092</text:p>
          </table:table-cell>
          <table:table-cell table:number-columns-repeated="16380" table:style-name="ce1"/>
        </table:table-row>
        <table:table-row table:style-name="ro1">
          <table:table-cell office:value-type="float" office:value="15.0413" table:style-name="ce1">
            <text:p>15.0413</text:p>
          </table:table-cell>
          <table:table-cell office:value-type="float" office:value="9.7023700000000002" table:style-name="ce1">
            <text:p>9.70237</text:p>
          </table:table-cell>
          <table:table-cell office:value-type="float" office:value="8.4568600000000007" table:style-name="ce1">
            <text:p>8.45686</text:p>
          </table:table-cell>
          <table:table-cell office:value-type="float" office:value="8.2512399999999992" table:style-name="ce1">
            <text:p>8.25124</text:p>
          </table:table-cell>
          <table:table-cell table:number-columns-repeated="16380" table:style-name="ce1"/>
        </table:table-row>
        <table:table-row table:style-name="ro1">
          <table:table-cell office:value-type="float" office:value="15.0008" table:style-name="ce1">
            <text:p>15.0008</text:p>
          </table:table-cell>
          <table:table-cell office:value-type="float" office:value="9.7369199999999996" table:style-name="ce1">
            <text:p>9.73692</text:p>
          </table:table-cell>
          <table:table-cell office:value-type="float" office:value="9.0283599999999993" table:style-name="ce1">
            <text:p>9.02836</text:p>
          </table:table-cell>
          <table:table-cell office:value-type="float" office:value="8.4140800000000002" table:style-name="ce1">
            <text:p>8.41408</text:p>
          </table:table-cell>
          <table:table-cell table:number-columns-repeated="16380" table:style-name="ce1"/>
        </table:table-row>
        <table:table-row table:style-name="ro1">
          <table:table-cell office:value-type="float" office:value="15.0204" table:style-name="ce1">
            <text:p>15.0204</text:p>
          </table:table-cell>
          <table:table-cell office:value-type="float" office:value="9.9506800000000002" table:style-name="ce1">
            <text:p>9.95068</text:p>
          </table:table-cell>
          <table:table-cell office:value-type="float" office:value="8.4586500000000004" table:style-name="ce1">
            <text:p>8.45865</text:p>
          </table:table-cell>
          <table:table-cell office:value-type="float" office:value="8.3500399999999999" table:style-name="ce1">
            <text:p>8.35004</text:p>
          </table:table-cell>
          <table:table-cell table:number-columns-repeated="16380" table:style-name="ce1"/>
        </table:table-row>
        <table:table-row table:style-name="ro1">
          <table:table-cell office:value-type="float" office:value="14.9268" table:style-name="ce1">
            <text:p>14.9268</text:p>
          </table:table-cell>
          <table:table-cell office:value-type="float" office:value="9.6902399999999993" table:style-name="ce1">
            <text:p>9.69024</text:p>
          </table:table-cell>
          <table:table-cell office:value-type="float" office:value="8.5524299999999993" table:style-name="ce1">
            <text:p>8.55243</text:p>
          </table:table-cell>
          <table:table-cell office:value-type="float" office:value="8.2827099999999998" table:style-name="ce1">
            <text:p>8.28271</text:p>
          </table:table-cell>
          <table:table-cell table:number-columns-repeated="16380" table:style-name="ce1"/>
        </table:table-row>
        <table:table-row table:style-name="ro1">
          <table:table-cell office:value-type="float" office:value="15.101599999999999" table:style-name="ce1">
            <text:p>15.1016</text:p>
          </table:table-cell>
          <table:table-cell office:value-type="float" office:value="9.8861500000000007" table:style-name="ce1">
            <text:p>9.88615</text:p>
          </table:table-cell>
          <table:table-cell office:value-type="float" office:value="8.2526299999999999" table:style-name="ce1">
            <text:p>8.25263</text:p>
          </table:table-cell>
          <table:table-cell office:value-type="float" office:value="8.2368600000000001" table:style-name="ce1">
            <text:p>8.23686</text:p>
          </table:table-cell>
          <table:table-cell table:number-columns-repeated="16380" table:style-name="ce1"/>
        </table:table-row>
        <table:table-row table:style-name="ro1">
          <table:table-cell office:value-type="float" office:value="15.1747" table:style-name="ce1">
            <text:p>15.1747</text:p>
          </table:table-cell>
          <table:table-cell office:value-type="float" office:value="9.7995199999999993" table:style-name="ce1">
            <text:p>9.79952</text:p>
          </table:table-cell>
          <table:table-cell office:value-type="float" office:value="8.5418099999999999" table:style-name="ce1">
            <text:p>8.54181</text:p>
          </table:table-cell>
          <table:table-cell office:value-type="float" office:value="8.3702400000000008" table:style-name="ce1">
            <text:p>8.37024</text:p>
          </table:table-cell>
          <table:table-cell table:number-columns-repeated="16380" table:style-name="ce1"/>
        </table:table-row>
        <table:table-row table:style-name="ro1">
          <table:table-cell office:value-type="float" office:value="14.9876" table:style-name="ce1">
            <text:p>14.9876</text:p>
          </table:table-cell>
          <table:table-cell office:value-type="float" office:value="9.69848" table:style-name="ce1">
            <text:p>9.69848</text:p>
          </table:table-cell>
          <table:table-cell office:value-type="float" office:value="8.32681" table:style-name="ce1">
            <text:p>8.32681</text:p>
          </table:table-cell>
          <table:table-cell office:value-type="float" office:value="8.3817400000000006" table:style-name="ce1">
            <text:p>8.38174</text:p>
          </table:table-cell>
          <table:table-cell table:number-columns-repeated="16380" table:style-name="ce1"/>
        </table:table-row>
        <table:table-row table:style-name="ro1">
          <table:table-cell office:value-type="float" office:value="14.9786" table:style-name="ce1">
            <text:p>14.9786</text:p>
          </table:table-cell>
          <table:table-cell office:value-type="float" office:value="9.6488600000000009" table:style-name="ce1">
            <text:p>9.64886</text:p>
          </table:table-cell>
          <table:table-cell office:value-type="float" office:value="8.4313500000000001" table:style-name="ce1">
            <text:p>8.43135</text:p>
          </table:table-cell>
          <table:table-cell office:value-type="float" office:value="8.4046099999999999" table:style-name="ce1">
            <text:p>8.40461</text:p>
          </table:table-cell>
          <table:table-cell table:number-columns-repeated="16380" table:style-name="ce1"/>
        </table:table-row>
        <table:table-row table:style-name="ro1">
          <table:table-cell office:value-type="float" office:value="15.062799999999999" table:style-name="ce1">
            <text:p>15.0628</text:p>
          </table:table-cell>
          <table:table-cell office:value-type="float" office:value="9.6956299999999995" table:style-name="ce1">
            <text:p>9.69563</text:p>
          </table:table-cell>
          <table:table-cell office:value-type="float" office:value="8.4426199999999998" table:style-name="ce1">
            <text:p>8.44262</text:p>
          </table:table-cell>
          <table:table-cell office:value-type="float" office:value="8.3954199999999997" table:style-name="ce1">
            <text:p>8.39542</text:p>
          </table:table-cell>
          <table:table-cell table:number-columns-repeated="16380"/>
        </table:table-row>
        <table:table-row table:style-name="ro1">
          <table:table-cell office:value-type="float" office:value="15.0778" table:style-name="ce1">
            <text:p>15.0778</text:p>
          </table:table-cell>
          <table:table-cell office:value-type="float" office:value="9.7304200000000005" table:style-name="ce1">
            <text:p>9.73042</text:p>
          </table:table-cell>
          <table:table-cell office:value-type="float" office:value="8.3410899999999994" table:style-name="ce1">
            <text:p>8.34109</text:p>
          </table:table-cell>
          <table:table-cell office:value-type="float" office:value="8.2894500000000004" table:style-name="ce1">
            <text:p>8.28945</text:p>
          </table:table-cell>
          <table:table-cell table:number-columns-repeated="16380"/>
        </table:table-row>
        <table:table-row table:style-name="ro1">
          <table:table-cell office:value-type="float" office:value="15.130599999999999" table:style-name="ce1">
            <text:p>15.1306</text:p>
          </table:table-cell>
          <table:table-cell office:value-type="float" office:value="9.7701799999999999" table:style-name="ce1">
            <text:p>9.77018</text:p>
          </table:table-cell>
          <table:table-cell office:value-type="float" office:value="8.42591" table:style-name="ce1">
            <text:p>8.42591</text:p>
          </table:table-cell>
          <table:table-cell office:value-type="float" office:value="8.3484599999999993" table:style-name="ce1">
            <text:p>8.34846</text:p>
          </table:table-cell>
          <table:table-cell table:number-columns-repeated="16380"/>
        </table:table-row>
        <table:table-row table:style-name="ro1">
          <table:table-cell office:value-type="float" office:value="15.1631" table:style-name="ce1">
            <text:p>15.1631</text:p>
          </table:table-cell>
          <table:table-cell office:value-type="float" office:value="9.8251000000000008" table:style-name="ce1">
            <text:p>9.8251</text:p>
          </table:table-cell>
          <table:table-cell office:value-type="float" office:value="8.3143600000000006" table:style-name="ce1">
            <text:p>8.31436</text:p>
          </table:table-cell>
          <table:table-cell office:value-type="float" office:value="8.2959700000000005" table:style-name="ce1">
            <text:p>8.29597</text:p>
          </table:table-cell>
          <table:table-cell table:number-columns-repeated="16380"/>
        </table:table-row>
        <table:table-row table:style-name="ro1">
          <table:table-cell office:value-type="float" office:value="15.0364" table:style-name="ce1">
            <text:p>15.0364</text:p>
          </table:table-cell>
          <table:table-cell office:value-type="float" office:value="9.6816899999999997" table:style-name="ce1">
            <text:p>9.68169</text:p>
          </table:table-cell>
          <table:table-cell office:value-type="float" office:value="8.6240900000000007" table:style-name="ce1">
            <text:p>8.62409</text:p>
          </table:table-cell>
          <table:table-cell office:value-type="float" office:value="8.3826800000000006" table:style-name="ce1">
            <text:p>8.38268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Results from benchmark</text:p>
          </table:table-cell>
          <table:table-cell table:number-columns-repeated="3" table:style-name="ce6"/>
          <table:table-cell table:number-columns-repeated="16380"/>
        </table:table-row>
        <table:table-row table:number-rows-repeated="1048554" table:style-name="ro1">
          <table:table-cell table:number-columns-repeated="16384"/>
        </table:table-row>
      </table:table>
      <table:table table:name="Tabl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number-columns-spanned="4" table:number-rows-spanned="1" table:style-name="ce4">
            <text:p>Thread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 Diff</text:p>
          </table:table-cell>
          <table:table-cell office:value-type="float" office:value="0.35620500000000099" table:formula="of:=MAX([RawData.A2:.A21])-[.B4]" table:style-name="ce1">
            <text:p>0.356205</text:p>
          </table:table-cell>
          <table:table-cell office:value-type="float" office:value="0.20487999999999928" table:formula="of:=MAX([RawData.B2:.B21])-[.C4]" table:style-name="ce1">
            <text:p>0.20488</text:p>
          </table:table-cell>
          <table:table-cell office:value-type="float" office:value="0.56300300000000014" table:formula="of:=MAX([RawData.C2:.C21])-[.D4]" table:style-name="ce1">
            <text:p>0.563003</text:p>
          </table:table-cell>
          <table:table-cell office:value-type="float" office:value="0.33063500000000268" table:formula="of:=MAX([RawData.D2:.D21])-[.E4]" table:style-name="ce1">
            <text:p>0.3306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verage</text:p>
          </table:table-cell>
          <table:table-cell office:value-type="float" office:value="14.818494999999999" table:formula="of:=AVERAGE([RawData.A2:.A21])" table:style-name="ce1">
            <text:p>14.818495</text:p>
          </table:table-cell>
          <table:table-cell office:value-type="float" office:value="9.7458000000000009" table:formula="of:=AVERAGE([RawData.B2:.B21])" table:style-name="ce1">
            <text:p>9.7458</text:p>
          </table:table-cell>
          <table:table-cell office:value-type="float" office:value="8.4653569999999991" table:formula="of:=AVERAGE([RawData.C2:.C21])" table:style-name="ce1">
            <text:p>8.465357</text:p>
          </table:table-cell>
          <table:table-cell office:value-type="float" office:value="8.359614999999998" table:formula="of:=AVERAGE([RawData.D2:.D21])" table:style-name="ce1">
            <text:p>8.3596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n Diff</text:p>
          </table:table-cell>
          <table:table-cell office:value-type="float" office:value="4.3468949999999982" table:formula="of:=[.B4]-MIN([RawData.A2:.A21])" table:style-name="ce3">
            <text:p>4.346895</text:p>
          </table:table-cell>
          <table:table-cell office:value-type="float" office:value="0.1222600000000007" table:formula="of:=[.C4]-MIN([RawData.B2:.B21])" table:style-name="ce1">
            <text:p>0.12226</text:p>
          </table:table-cell>
          <table:table-cell office:value-type="float" office:value="0.21272699999999922" table:formula="of:=[.D4]-MIN([RawData.C2:.C21])" table:style-name="ce1">
            <text:p>0.212727</text:p>
          </table:table-cell>
          <table:table-cell office:value-type="float" office:value="0.12275499999999795" table:formula="of:=[.E4]-MIN([RawData.D2:.D21])" table:style-name="ce1">
            <text:p>0.12275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5" table:number-rows-spanned="1" table:style-name="ce5">
            <text:p>There is an outlier on the very first run (regardless of thread) where it runs faster than all subsequent runs for an unkown reason</text:p>
          </table:table-cell>
          <table:covered-table-cell table:number-columns-repeated="4"/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  <table:database-ranges>
        <table:database-range table:target-range-address="RawData.A1:RawData.D81" table:name="results2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Alexandre Paquette</meta:initial-creator>
    <dc:creator>Alexandre Paquette</dc:creator>
    <meta:creation-date>2023-11-27T19:29:51Z</meta:creation-date>
    <dc:date>2023-11-30T17:36:19Z</dc:date>
  </office:meta>
</office:document-meta>
</file>